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3016in" svg:height="3.4406in" svg:x="0.0972in" svg:y="1.5268in">
            <draw:object draw:notify-on-update-of-ranges="Sheet1.A2:Sheet1.A8 Sheet1.B1:Sheet1.B1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2547in" svg:height="3.628in" svg:x="0.1839in" svg:y="4.9472in">
            <draw:object draw:notify-on-update-of-ranges="Sheet1.A2:Sheet1.A8 Sheet1.C1:Sheet1.C1 Sheet1.C2:Sheet1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211in" svg:height="3.2941in" svg:x="0.2382in" svg:y="8.6169in">
            <draw:object draw:notify-on-update-of-ranges="Sheet1.A2:Sheet1.A8 Sheet1.D1:Sheet1.D1 Sheet1.D2:Sheet1.D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215in" svg:height="3.2941in" svg:x="0.2488in" svg:y="11.9421in">
            <draw:object draw:notify-on-update-of-ranges="Sheet1.A2:Sheet1.A8 Sheet1.E1:Sheet1.E1 Sheet1.E2:Sheet1.E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6476in" svg:height="3.5453in" svg:x="5.3768in" svg:y="1.4531in">
            <draw:object draw:notify-on-update-of-ranges="Sheet1.A2:Sheet1.A8 Sheet1.F1:Sheet1.F1 Sheet1.F2:Sheet1.F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.5717in" svg:height="3.5449in" svg:x="5.4205in" svg:y="5.0406in">
            <draw:object draw:notify-on-update-of-ranges="Sheet1.A2:Sheet1.A8 Sheet1.G1:Sheet1.G1 Sheet1.G2:Sheet1.G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.6276in" svg:height="3.5453in" svg:x="5.3673in" svg:y="8.5642in">
            <draw:object draw:notify-on-update-of-ranges="Sheet1.A2:Sheet1.A8 Sheet1.H1:Sheet1.H1 Sheet1.H2:Sheet1.H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5.5748in" svg:height="3.5453in" svg:x="5.4421in" svg:y="11.9835in">
            <draw:object draw:notify-on-update-of-ranges="Sheet1.A2:Sheet1.A8 Sheet1.I1:Sheet1.I1 Sheet1.I2:Sheet1.I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5.6909in" svg:height="3.5449in" svg:x="10.9598in" svg:y="1.485in">
            <draw:object draw:notify-on-update-of-ranges="Sheet1.A2:Sheet1.A8 Sheet1.J1:Sheet1.J1 Sheet1.J2:Sheet1.J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5.6913in" svg:height="3.5453in" svg:x="10.9488in" svg:y="4.9882in">
            <draw:object draw:notify-on-update-of-ranges="Sheet1.A2:Sheet1.A8 Sheet1.K1:Sheet1.K1 Sheet1.K2:Sheet1.K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5.7126in" svg:height="3.5449in" svg:x="10.9598in" svg:y="8.4598in">
            <draw:object draw:notify-on-update-of-ranges="Sheet1.A2:Sheet1.A8 Sheet1.L1:Sheet1.L1 Sheet1.L2:Sheet1.L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5.626in" svg:height="3.5449in" svg:x="11.0248in" svg:y="11.8902in">
            <draw:object draw:notify-on-update-of-ranges="Sheet1.A2:Sheet1.A8 Sheet1.M1:Sheet1.M1 Sheet1.M2:Sheet1.M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ray Size (n)</text:p>
          </table:table-cell>
          <table:table-cell office:value-type="string" calcext:value-type="string">
            <text:p>BC Bubble (s)</text:p>
          </table:table-cell>
          <table:table-cell office:value-type="string" calcext:value-type="string">
            <text:p>BC Insertion (s)</text:p>
          </table:table-cell>
          <table:table-cell office:value-type="string" calcext:value-type="string">
            <text:p>BC Selection (s)</text:p>
          </table:table-cell>
          <table:table-cell office:value-type="string" calcext:value-type="string">
            <text:p>BC Bubble 2 (s)</text:p>
          </table:table-cell>
          <table:table-cell office:value-type="string" calcext:value-type="string">
            <text:p>WC Bubble (s)</text:p>
          </table:table-cell>
          <table:table-cell office:value-type="string" calcext:value-type="string">
            <text:p>WC Insertion (s)</text:p>
          </table:table-cell>
          <table:table-cell office:value-type="string" calcext:value-type="string">
            <text:p>WC Selection (s)</text:p>
          </table:table-cell>
          <table:table-cell office:value-type="string" calcext:value-type="string">
            <text:p>WC Bubble 2 (s)</text:p>
          </table:table-cell>
          <table:table-cell office:value-type="string" calcext:value-type="string">
            <text:p>AC Bubble (s)</text:p>
          </table:table-cell>
          <table:table-cell office:value-type="string" calcext:value-type="string">
            <text:p>AC Insertion (s)</text:p>
          </table:table-cell>
          <table:table-cell office:value-type="string" calcext:value-type="string">
            <text:p>AC Selection (s)</text:p>
          </table:table-cell>
          <table:table-cell office:value-type="string" calcext:value-type="string">
            <text:p>AC Bubble 2 (s)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35848" calcext:value-type="float">
            <text:p>0.035848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27758" calcext:value-type="float">
            <text:p>0.027758</text:p>
          </table:table-cell>
          <table:table-cell office:value-type="float" office:value="0.028153" calcext:value-type="float">
            <text:p>0.028153</text:p>
          </table:table-cell>
          <table:table-cell office:value-type="float" office:value="0.077516" calcext:value-type="float">
            <text:p>0.077516</text:p>
          </table:table-cell>
          <table:table-cell office:value-type="float" office:value="0.038175" calcext:value-type="float">
            <text:p>0.038175</text:p>
          </table:table-cell>
          <table:table-cell office:value-type="float" office:value="0.028617" calcext:value-type="float">
            <text:p>0.028617</text:p>
          </table:table-cell>
          <table:table-cell office:value-type="float" office:value="0.129135" calcext:value-type="float">
            <text:p>0.129135</text:p>
          </table:table-cell>
          <table:table-cell office:value-type="float" office:value="0.06811" calcext:value-type="float">
            <text:p>0.06811</text:p>
          </table:table-cell>
          <table:table-cell office:value-type="float" office:value="0.017801" calcext:value-type="float">
            <text:p>0.017801</text:p>
          </table:table-cell>
          <table:table-cell office:value-type="float" office:value="0.027923" calcext:value-type="float">
            <text:p>0.027923</text:p>
          </table:table-cell>
          <table:table-cell office:value-type="float" office:value="0.125964" calcext:value-type="float">
            <text:p>0.125964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195932" calcext:value-type="float">
            <text:p>0.19593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179491" calcext:value-type="float">
            <text:p>0.179491</text:p>
          </table:table-cell>
          <table:table-cell office:value-type="float" office:value="0.189631" calcext:value-type="float">
            <text:p>0.189631</text:p>
          </table:table-cell>
          <table:table-cell office:value-type="float" office:value="0.479799" calcext:value-type="float">
            <text:p>0.479799</text:p>
          </table:table-cell>
          <table:table-cell office:value-type="float" office:value="0.238386" calcext:value-type="float">
            <text:p>0.238386</text:p>
          </table:table-cell>
          <table:table-cell office:value-type="float" office:value="0.179507" calcext:value-type="float">
            <text:p>0.179507</text:p>
          </table:table-cell>
          <table:table-cell office:value-type="float" office:value="0.822238" calcext:value-type="float">
            <text:p>0.822238</text:p>
          </table:table-cell>
          <table:table-cell office:value-type="float" office:value="0.659111" calcext:value-type="float">
            <text:p>0.659111</text:p>
          </table:table-cell>
          <table:table-cell office:value-type="float" office:value="0.10724" calcext:value-type="float">
            <text:p>0.10724</text:p>
          </table:table-cell>
          <table:table-cell office:value-type="float" office:value="0.19757" calcext:value-type="float">
            <text:p>0.19757</text:p>
          </table:table-cell>
          <table:table-cell office:value-type="float" office:value="0.907381" calcext:value-type="float">
            <text:p>0.907381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79124" calcext:value-type="float">
            <text:p>0.7912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711705" calcext:value-type="float">
            <text:p>0.711705</text:p>
          </table:table-cell>
          <table:table-cell office:value-type="float" office:value="0.731068" calcext:value-type="float">
            <text:p>0.731068</text:p>
          </table:table-cell>
          <table:table-cell office:value-type="float" office:value="1.92655" calcext:value-type="float">
            <text:p>1.92655</text:p>
          </table:table-cell>
          <table:table-cell office:value-type="float" office:value="0.956624" calcext:value-type="float">
            <text:p>0.956624</text:p>
          </table:table-cell>
          <table:table-cell office:value-type="float" office:value="0.719215" calcext:value-type="float">
            <text:p>0.719215</text:p>
          </table:table-cell>
          <table:table-cell office:value-type="float" office:value="3.27997" calcext:value-type="float">
            <text:p>3.27997</text:p>
          </table:table-cell>
          <table:table-cell office:value-type="float" office:value="2.98211" calcext:value-type="float">
            <text:p>2.98211</text:p>
          </table:table-cell>
          <table:table-cell office:value-type="float" office:value="0.443534" calcext:value-type="float">
            <text:p>0.443534</text:p>
          </table:table-cell>
          <table:table-cell office:value-type="float" office:value="0.720167" calcext:value-type="float">
            <text:p>0.720167</text:p>
          </table:table-cell>
          <table:table-cell office:value-type="float" office:value="3.84145" calcext:value-type="float">
            <text:p>3.84145</text:p>
          </table:table-cell>
          <table:table-cell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.76917" calcext:value-type="float">
            <text:p>1.76917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1.62773" calcext:value-type="float">
            <text:p>1.62773</text:p>
          </table:table-cell>
          <table:table-cell office:value-type="float" office:value="1.67041" calcext:value-type="float">
            <text:p>1.67041</text:p>
          </table:table-cell>
          <table:table-cell office:value-type="float" office:value="4.36204" calcext:value-type="float">
            <text:p>4.36204</text:p>
          </table:table-cell>
          <table:table-cell office:value-type="float" office:value="2.1694" calcext:value-type="float">
            <text:p>2.1694</text:p>
          </table:table-cell>
          <table:table-cell office:value-type="float" office:value="1.62338" calcext:value-type="float">
            <text:p>1.62338</text:p>
          </table:table-cell>
          <table:table-cell office:value-type="float" office:value="7.4595" calcext:value-type="float">
            <text:p>7.4595</text:p>
          </table:table-cell>
          <table:table-cell office:value-type="float" office:value="6.92572" calcext:value-type="float">
            <text:p>6.92572</text:p>
          </table:table-cell>
          <table:table-cell office:value-type="float" office:value="0.990431" calcext:value-type="float">
            <text:p>0.990431</text:p>
          </table:table-cell>
          <table:table-cell office:value-type="float" office:value="1.66676" calcext:value-type="float">
            <text:p>1.66676</text:p>
          </table:table-cell>
          <table:table-cell office:value-type="float" office:value="8.71668" calcext:value-type="float">
            <text:p>8.71668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.12302" calcext:value-type="float">
            <text:p>3.1230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2.8055" calcext:value-type="float">
            <text:p>2.8055</text:p>
          </table:table-cell>
          <table:table-cell office:value-type="float" office:value="2.93702" calcext:value-type="float">
            <text:p>2.93702</text:p>
          </table:table-cell>
          <table:table-cell office:value-type="float" office:value="7.7375" calcext:value-type="float">
            <text:p>7.7375</text:p>
          </table:table-cell>
          <table:table-cell office:value-type="float" office:value="3.87915" calcext:value-type="float">
            <text:p>3.87915</text:p>
          </table:table-cell>
          <table:table-cell office:value-type="float" office:value="2.89602" calcext:value-type="float">
            <text:p>2.89602</text:p>
          </table:table-cell>
          <table:table-cell office:value-type="float" office:value="13.226" calcext:value-type="float">
            <text:p>13.226</text:p>
          </table:table-cell>
          <table:table-cell office:value-type="float" office:value="12.4669" calcext:value-type="float">
            <text:p>12.4669</text:p>
          </table:table-cell>
          <table:table-cell office:value-type="float" office:value="1.763" calcext:value-type="float">
            <text:p>1.763</text:p>
          </table:table-cell>
          <table:table-cell office:value-type="float" office:value="2.96657" calcext:value-type="float">
            <text:p>2.96657</text:p>
          </table:table-cell>
          <table:table-cell office:value-type="float" office:value="15.6342" calcext:value-type="float">
            <text:p>15.6342</text:p>
          </table:table-cell>
          <table:table-cell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9.4535" calcext:value-type="float">
            <text:p>19.4535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17.5607" calcext:value-type="float">
            <text:p>17.5607</text:p>
          </table:table-cell>
          <table:table-cell office:value-type="float" office:value="18.3468" calcext:value-type="float">
            <text:p>18.3468</text:p>
          </table:table-cell>
          <table:table-cell office:value-type="float" office:value="48.1752" calcext:value-type="float">
            <text:p>48.1752</text:p>
          </table:table-cell>
          <table:table-cell office:value-type="float" office:value="23.9635" calcext:value-type="float">
            <text:p>23.9635</text:p>
          </table:table-cell>
          <table:table-cell office:value-type="float" office:value="18.0752" calcext:value-type="float">
            <text:p>18.0752</text:p>
          </table:table-cell>
          <table:table-cell office:value-type="float" office:value="82.2865" calcext:value-type="float">
            <text:p>82.2865</text:p>
          </table:table-cell>
          <table:table-cell office:value-type="float" office:value="80.7573" calcext:value-type="float">
            <text:p>80.7573</text:p>
          </table:table-cell>
          <table:table-cell office:value-type="float" office:value="10.9872" calcext:value-type="float">
            <text:p>10.9872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99.2067" calcext:value-type="float">
            <text:p>99.2067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50.1582" calcext:value-type="float">
            <text:p>50.1582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45.6052" calcext:value-type="float">
            <text:p>45.6052</text:p>
          </table:table-cell>
          <table:table-cell office:value-type="float" office:value="47.3819" calcext:value-type="float">
            <text:p>47.3819</text:p>
          </table:table-cell>
          <table:table-cell office:value-type="float" office:value="124.157" calcext:value-type="float">
            <text:p>124.157</text:p>
          </table:table-cell>
          <table:table-cell office:value-type="float" office:value="62.1994" calcext:value-type="float">
            <text:p>62.1994</text:p>
          </table:table-cell>
          <table:table-cell office:value-type="float" office:value="46.7889" calcext:value-type="float">
            <text:p>46.7889</text:p>
          </table:table-cell>
          <table:table-cell office:value-type="float" office:value="210.96" calcext:value-type="float">
            <text:p>210.96</text:p>
          </table:table-cell>
          <table:table-cell office:value-type="float" office:value="208.324" calcext:value-type="float">
            <text:p>208.324</text:p>
          </table:table-cell>
          <table:table-cell office:value-type="float" office:value="28.0751" calcext:value-type="float">
            <text:p>28.0751</text:p>
          </table:table-cell>
          <table:table-cell office:value-type="float" office:value="47.5655" calcext:value-type="float">
            <text:p>47.5655</text:p>
          </table:table-cell>
          <table:table-cell office:value-type="float" office:value="255.536" calcext:value-type="float">
            <text:p>255.5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5:17:25.966135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9:43:12.229392236</meta:creation-date>
    <dc:date>2024-02-20T14:23:29.207797164</dc:date>
    <meta:editing-duration>PT34M42S</meta:editing-duration>
    <meta:editing-cycles>6</meta:editing-cycles>
    <meta:generator>LibreOffice/7.0.4.2$Linux_X86_64 LibreOffice_project/00$Build-2</meta:generator>
    <meta:document-statistic meta:table-count="1" meta:cell-count="104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67cm" svg:height="8.74cm" xlink:href=".." xlink:type="simple" chart:class="chart:line" chart:style-name="ch1">
        <chart:title svg:x="2.972cm" svg:y="0.31cm" chart:style-name="ch2">
          <text:p>Best Case Bubble Sort Running Time</text:p>
        </chart:title>
        <chart:plot-area chart:style-name="ch3" table:cell-range-address="Sheet1.A1:Sheet1.B8" chart:data-source-has-labels="both" svg:x="1.28cm" svg:y="1.263cm" svg:width="11.918cm" svg:height="6.322cm">
          <chart:coordinate-region svg:x="1.901cm" svg:y="1.462cm" svg:width="10.741cm" svg:height="5.476cm"/>
          <chart:axis chart:dimension="x" chart:name="primary-x" chart:style-name="ch4" chartooo:axis-type="auto">
            <chartooo:date-scale/>
            <chart:title svg:x="6.203cm" svg:y="7.759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254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B2:Sheet1.B8" chart:label-cell-address="Sheet1.B1:Sheet1.B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 Bubble (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35848">
                <text:p>0.035848</text:p>
                <draw:g>
                  <svg:desc>Sheet1.B2:Sheet1.B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95932">
                <text:p>0.19593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79124">
                <text:p>0.7912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76917">
                <text:p>1.7691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12302">
                <text:p>3.12302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9.4535">
                <text:p>19.453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0.1582">
                <text:p>50.1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57cm" svg:height="9.006cm" xlink:href=".." xlink:type="simple" chart:class="chart:line" chart:style-name="ch1">
        <chart:title svg:x="2.911cm" svg:y="0.316cm" chart:style-name="ch2">
          <text:p>Average Case Insertion Sort Running Time</text:p>
        </chart:title>
        <chart:plot-area chart:style-name="ch3" table:cell-range-address="Sheet1.A2:Sheet1.A8 Sheet1.K1:Sheet1.K8" chart:data-source-has-labels="both" svg:x="1.3cm" svg:y="1.275cm" svg:width="12.868cm" svg:height="6.57cm">
          <chart:coordinate-region svg:x="1.921cm" svg:y="1.474cm" svg:width="11.69cm" svg:height="5.724cm"/>
          <chart:axis chart:dimension="x" chart:name="primary-x" chart:style-name="ch4" chartooo:axis-type="auto">
            <chartooo:date-scale/>
            <chart:title svg:x="6.698cm" svg:y="8.025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K2:Sheet1.K8" chart:label-cell-address="Sheet1.K1:Sheet1.K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 Insertion (s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17801">
                <text:p>0.017801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0724">
                <text:p>0.1072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443534">
                <text:p>0.44353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990431">
                <text:p>0.99043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63">
                <text:p>1.763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0.9872">
                <text:p>10.987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8.0751">
                <text:p>28.075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11cm" svg:height="9.005cm" xlink:href=".." xlink:type="simple" chart:class="chart:line" chart:style-name="ch1">
        <chart:title svg:x="2.885cm" svg:y="0.316cm" chart:style-name="ch2">
          <text:p>Average Case Selection Sort Running Time</text:p>
        </chart:title>
        <chart:plot-area chart:style-name="ch3" table:cell-range-address="Sheet1.A2:Sheet1.A8 Sheet1.L1:Sheet1.L8" chart:data-source-has-labels="both" svg:x="1.301cm" svg:y="1.275cm" svg:width="12.92cm" svg:height="6.569cm">
          <chart:coordinate-region svg:x="1.922cm" svg:y="1.474cm" svg:width="11.742cm" svg:height="5.723cm"/>
          <chart:axis chart:dimension="x" chart:name="primary-x" chart:style-name="ch4" chartooo:axis-type="auto">
            <chartooo:date-scale/>
            <chart:title svg:x="6.725cm" svg:y="8.024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8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L2:Sheet1.L8" chart:label-cell-address="Sheet1.L1:Sheet1.L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 Selection (s)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27923">
                <text:p>0.027923</text:p>
                <draw:g>
                  <svg:desc>Sheet1.L2:Sheet1.L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9757">
                <text:p>0.1975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720167">
                <text:p>0.72016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66676">
                <text:p>1.6667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96657">
                <text:p>2.96657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8.1978">
                <text:p>18.197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7.5655">
                <text:p>47.565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91cm" svg:height="9.005cm" xlink:href=".." xlink:type="simple" chart:class="chart:line" chart:style-name="ch1">
        <chart:title svg:x="2.828cm" svg:y="0.316cm" chart:style-name="ch2">
          <text:p>Average Case Bubble Sort 2 Running Time</text:p>
        </chart:title>
        <chart:plot-area chart:style-name="ch3" table:cell-range-address="Sheet1.A2:Sheet1.A8 Sheet1.M1:Sheet1.M8" chart:data-source-has-labels="both" svg:x="1.296cm" svg:y="1.275cm" svg:width="12.71cm" svg:height="6.569cm">
          <chart:coordinate-region svg:x="2.103cm" svg:y="1.474cm" svg:width="11.347cm" svg:height="5.723cm"/>
          <chart:axis chart:dimension="x" chart:name="primary-x" chart:style-name="ch4" chartooo:axis-type="auto">
            <chartooo:date-scale/>
            <chart:title svg:x="6.615cm" svg:y="8.024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8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M2:Sheet1.M8" chart:label-cell-address="Sheet1.M1:Sheet1.M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 Bubble 2 (s)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125964">
                <text:p>0.125964</text:p>
                <draw:g>
                  <svg:desc>Sheet1.M2:Sheet1.M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907381">
                <text:p>0.90738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.84145">
                <text:p>3.8414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8.71668">
                <text:p>8.7166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5.6342">
                <text:p>15.6342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99.2067">
                <text:p>99.206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55.536">
                <text:p>255.5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48cm" svg:height="9.216cm" xlink:href=".." xlink:type="simple" chart:class="chart:line" chart:style-name="ch1">
        <chart:title svg:x="2.728cm" svg:y="0.32cm" chart:style-name="ch2">
          <text:p>Best Case Insertion Sort Running Time</text:p>
        </chart:title>
        <chart:plot-area chart:style-name="ch3" table:cell-range-address="Sheet1.A2:Sheet1.A8 Sheet1.C1:Sheet1.C8" chart:data-source-has-labels="both" svg:x="1.277cm" svg:y="1.283cm" svg:width="11.805cm" svg:height="6.768cm">
          <chart:coordinate-region svg:x="2.56cm" svg:y="1.482cm" svg:width="9.78cm" svg:height="5.922cm"/>
          <chart:axis chart:dimension="x" chart:name="primary-x" chart:style-name="ch4" chartooo:axis-type="auto">
            <chartooo:date-scale/>
            <chart:title svg:x="6.143cm" svg:y="8.235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497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C2:Sheet1.C8" chart:label-cell-address="Sheet1.C1:Sheet1.C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 Insertion (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00012">
                <text:p>0.000012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00433">
                <text:p>0.0004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37cm" svg:height="8.368cm" xlink:href=".." xlink:type="simple" chart:class="chart:line" chart:style-name="ch1">
        <chart:title svg:x="2.619cm" svg:y="0.303cm" chart:style-name="ch2">
          <text:p>Best Case Selection Sort Running Time</text:p>
        </chart:title>
        <chart:plot-area chart:style-name="ch3" table:cell-range-address="Sheet1.A2:Sheet1.A8 Sheet1.D1:Sheet1.D8" chart:data-source-has-labels="both" svg:x="1.275cm" svg:y="1.249cm" svg:width="11.698cm" svg:height="5.971cm">
          <chart:coordinate-region svg:x="1.896cm" svg:y="1.448cm" svg:width="10.52cm" svg:height="5.125cm"/>
          <chart:axis chart:dimension="x" chart:name="primary-x" chart:style-name="ch4" chartooo:axis-type="auto">
            <chartooo:date-scale/>
            <chart:title svg:x="6.088cm" svg:y="7.387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064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D2:Sheet1.D8" chart:label-cell-address="Sheet1.D1:Sheet1.D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 Selection (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27758">
                <text:p>0.027758</text:p>
                <draw:g>
                  <svg:desc>Sheet1.D2:Sheet1.D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79491">
                <text:p>0.17949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711705">
                <text:p>0.71170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62773">
                <text:p>1.6277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8055">
                <text:p>2.805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7.5607">
                <text:p>17.560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5.6052">
                <text:p>45.60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47cm" svg:height="8.368cm" xlink:href=".." xlink:type="simple" chart:class="chart:line" chart:style-name="ch1">
        <chart:title svg:x="2.677cm" svg:y="0.303cm" chart:style-name="ch2">
          <text:p>Best Case Bubble Sort 2 Running Time</text:p>
        </chart:title>
        <chart:plot-area chart:style-name="ch3" table:cell-range-address="Sheet1.A2:Sheet1.A8 Sheet1.E1:Sheet1.E8" chart:data-source-has-labels="both" svg:x="1.275cm" svg:y="1.249cm" svg:width="11.708cm" svg:height="5.971cm">
          <chart:coordinate-region svg:x="1.896cm" svg:y="1.448cm" svg:width="10.53cm" svg:height="5.125cm"/>
          <chart:axis chart:dimension="x" chart:name="primary-x" chart:style-name="ch4" chartooo:axis-type="auto">
            <chartooo:date-scale/>
            <chart:title svg:x="6.093cm" svg:y="7.387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064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E2:Sheet1.E8" chart:label-cell-address="Sheet1.E1:Sheet1.E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 Bubble 2 (s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28153">
                <text:p>0.028153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89631">
                <text:p>0.18963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731068">
                <text:p>0.73106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67041">
                <text:p>1.6704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93702">
                <text:p>2.93702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8.3468">
                <text:p>18.346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7.3819">
                <text:p>47.38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46cm" svg:height="9.006cm" xlink:href=".." xlink:type="simple" chart:class="chart:line" chart:style-name="ch1">
        <chart:title svg:x="3.267cm" svg:y="0.316cm" chart:style-name="ch2">
          <text:p>Worst Case Bubble Sort Running Time</text:p>
        </chart:title>
        <chart:plot-area chart:style-name="ch3" table:cell-range-address="Sheet1.A2:Sheet1.A8 Sheet1.F1:Sheet1.F8" chart:data-source-has-labels="both" svg:x="1.297cm" svg:y="1.275cm" svg:width="12.763cm" svg:height="6.57cm">
          <chart:coordinate-region svg:x="1.918cm" svg:y="1.474cm" svg:width="11.399cm" svg:height="5.724cm"/>
          <chart:axis chart:dimension="x" chart:name="primary-x" chart:style-name="ch4" chartooo:axis-type="auto">
            <chartooo:date-scale/>
            <chart:title svg:x="6.642cm" svg:y="8.025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F2:Sheet1.F8" chart:label-cell-address="Sheet1.F1:Sheet1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 Bubble (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77516">
                <text:p>0.077516</text:p>
                <draw:g>
                  <svg:desc>Sheet1.F2:Sheet1.F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479799">
                <text:p>0.47979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92655">
                <text:p>1.9265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4.36204">
                <text:p>4.3620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.7375">
                <text:p>7.737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48.1752">
                <text:p>48.175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24.157">
                <text:p>124.1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53cm" svg:height="9.005cm" xlink:href=".." xlink:type="simple" chart:class="chart:line" chart:style-name="ch1">
        <chart:title svg:x="2.984cm" svg:y="0.316cm" chart:style-name="ch2">
          <text:p>Worst Case Insertion Sort Running Time</text:p>
        </chart:title>
        <chart:plot-area chart:style-name="ch3" table:cell-range-address="Sheet1.A2:Sheet1.A8 Sheet1.G1:Sheet1.G8" chart:data-source-has-labels="both" svg:x="1.294cm" svg:y="1.275cm" svg:width="12.576cm" svg:height="6.569cm">
          <chart:coordinate-region svg:x="1.915cm" svg:y="1.474cm" svg:width="11.398cm" svg:height="5.723cm"/>
          <chart:axis chart:dimension="x" chart:name="primary-x" chart:style-name="ch4" chartooo:axis-type="auto">
            <chartooo:date-scale/>
            <chart:title svg:x="6.546cm" svg:y="8.024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8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G2:Sheet1.G8" chart:label-cell-address="Sheet1.G1:Sheet1.G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 Insertion (s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38175">
                <text:p>0.038175</text:p>
                <draw:g>
                  <svg:desc>Sheet1.G2:Sheet1.G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238386">
                <text:p>0.23838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956624">
                <text:p>0.95662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.1694">
                <text:p>2.169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87915">
                <text:p>3.8791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3.9635">
                <text:p>23.963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2.1994">
                <text:p>62.19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95cm" svg:height="9.006cm" xlink:href=".." xlink:type="simple" chart:class="chart:line" chart:style-name="ch1">
        <chart:title svg:x="3.002cm" svg:y="0.316cm" chart:style-name="ch2">
          <text:p>Worst Case Selection Sort Running Time</text:p>
        </chart:title>
        <chart:plot-area chart:style-name="ch3" table:cell-range-address="Sheet1.A2:Sheet1.A8 Sheet1.H1:Sheet1.H8" chart:data-source-has-labels="both" svg:x="1.296cm" svg:y="1.275cm" svg:width="12.714cm" svg:height="6.57cm">
          <chart:coordinate-region svg:x="1.917cm" svg:y="1.474cm" svg:width="11.536cm" svg:height="5.724cm"/>
          <chart:axis chart:dimension="x" chart:name="primary-x" chart:style-name="ch4" chartooo:axis-type="auto">
            <chartooo:date-scale/>
            <chart:title svg:x="6.617cm" svg:y="8.025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H2:Sheet1.H8" chart:label-cell-address="Sheet1.H1:Sheet1.H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 Selection (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28617">
                <text:p>0.028617</text:p>
                <draw:g>
                  <svg:desc>Sheet1.H2:Sheet1.H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79507">
                <text:p>0.17950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719215">
                <text:p>0.71921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62338">
                <text:p>1.6233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89602">
                <text:p>2.89602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8.0752">
                <text:p>18.075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6.7889">
                <text:p>46.78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61cm" svg:height="9.006cm" xlink:href=".." xlink:type="simple" chart:class="chart:line" chart:style-name="ch1">
        <chart:title svg:x="2.988cm" svg:y="0.316cm" chart:style-name="ch2">
          <text:p>Worst Case Bubble Sort 2 Running Time</text:p>
        </chart:title>
        <chart:plot-area chart:style-name="ch3" table:cell-range-address="Sheet1.A2:Sheet1.A8 Sheet1.I1:Sheet1.I8" chart:data-source-has-labels="both" svg:x="1.294cm" svg:y="1.275cm" svg:width="12.584cm" svg:height="6.57cm">
          <chart:coordinate-region svg:x="2.101cm" svg:y="1.474cm" svg:width="11.221cm" svg:height="5.724cm"/>
          <chart:axis chart:dimension="x" chart:name="primary-x" chart:style-name="ch4" chartooo:axis-type="auto">
            <chartooo:date-scale/>
            <chart:title svg:x="6.55cm" svg:y="8.025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I2:Sheet1.I8" chart:label-cell-address="Sheet1.I1:Sheet1.I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 Bubble 2 (s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129135">
                <text:p>0.129135</text:p>
                <draw:g>
                  <svg:desc>Sheet1.I2:Sheet1.I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822238">
                <text:p>0.82223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.27997">
                <text:p>3.2799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7.4595">
                <text:p>7.45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.226">
                <text:p>13.226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82.2865">
                <text:p>82.286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10.96">
                <text:p>210.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56cm" svg:height="9.005cm" xlink:href=".." xlink:type="simple" chart:class="chart:line" chart:style-name="ch1">
        <chart:title svg:x="3.097cm" svg:y="0.316cm" chart:style-name="ch2">
          <text:p>Average Case Bubble Sort Running Time</text:p>
        </chart:title>
        <chart:plot-area chart:style-name="ch3" table:cell-range-address="Sheet1.A2:Sheet1.A8 Sheet1.J1:Sheet1.J8" chart:data-source-has-labels="both" svg:x="1.3cm" svg:y="1.275cm" svg:width="12.867cm" svg:height="6.569cm">
          <chart:coordinate-region svg:x="2.107cm" svg:y="1.474cm" svg:width="11.503cm" svg:height="5.723cm"/>
          <chart:axis chart:dimension="x" chart:name="primary-x" chart:style-name="ch4" chartooo:axis-type="auto">
            <chartooo:date-scale/>
            <chart:title svg:x="6.697cm" svg:y="8.024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8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J2:Sheet1.J8" chart:label-cell-address="Sheet1.J1:Sheet1.J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 Bubble (s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6811">
                <text:p>0.06811</text:p>
                <draw:g>
                  <svg:desc>Sheet1.J2:Sheet1.J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659111">
                <text:p>0.65911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98211">
                <text:p>2.98211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6.92572">
                <text:p>6.9257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.4669">
                <text:p>12.4669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80.7573">
                <text:p>80.757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08.324">
                <text:p>208.3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